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12cm" fo:min-width="0.562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78cm" fo:min-width="0.528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="Groty_20_strzałek_20_2" draw:marker-end-width="0.2cm" draw:fill="none" draw:textarea-vertical-align="middle" fo:padding-top="0.139cm" fo:padding-bottom="0.139cm" fo:padding-left="0.264cm" fo:padding-right="0.264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5" style:family="graphic" style:parent-style-name="objectwithoutfill">
      <style:graphic-properties svg:stroke-width="0.028cm" svg:stroke-color="#000000" draw:marker-start-width="0.242cm" draw:marker-end="Groty_20_strzałek_20_4" draw:marker-end-width="0.242cm" draw:fill="none" draw:textarea-vertical-align="middle" fo:padding-top="0.139cm" fo:padding-bottom="0.139cm" fo:padding-left="0.264cm" fo:padding-right="0.264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Groty_20_strzałek_20_5" draw:marker-end-width="0.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5cm" fo:min-width="1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3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78cm" fo:min-width="0.528cm" fo:padding-top="0cm" fo:padding-bottom="0cm" fo:padding-left="0cm" fo:padding-right="0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16cm" fo:min-width="0.966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62cm" fo:min-width="1.062cm" fo:padding-top="0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4.4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xml:id="id1" draw:id="id1" draw:layer="layout" svg:width="1.5cm" svg:height="1.5cm" svg:x="11.02cm" svg:y="2.46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cm" svg:height="1.5cm" svg:x="6.904cm" svg:y="5.96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39cm" svg:y1="3.743cm" svg:x2="7.654cm" svg:y2="5.962cm" draw:start-shape="id1" draw:start-glue-point="7" draw:end-shape="id2" draw:end-glue-point="4" svg:d="M11239 3743l-3585 2219" svg:viewBox="0 0 3586 2220">
          <text:p/>
        </draw:connector>
        <draw:frame draw:style-name="gr4" draw:text-style-name="P4" draw:layer="layout" svg:width="0.875cm" svg:height="0.962cm" svg:x="7cm" svg:y="3.75cm">
          <draw:text-box>
            <text:p>&lt;</text:p>
          </draw:text-box>
        </draw:frame>
        <draw:path draw:style-name="gr5" draw:text-style-name="P5" draw:layer="layout" svg:width="2.3cm" svg:height="0.658cm" draw:transform="rotate (0.472984227290463) translate (12.3064420196809cm 2.62444286300058cm)" svg:viewBox="0 0 2301 659" svg:d="M0 215c0 0 2254 885 2300 155 45-730-2300-155-2300-155z">
          <text:p/>
        </draw:path>
        <draw:frame draw:style-name="gr6" draw:text-style-name="P4" draw:layer="layout" svg:width="3.855cm" svg:height="0.962cm" svg:x="13.395cm" svg:y="0.75cm">
          <draw:text-box>
            <text:p>white space</text:p>
          </draw:text-box>
        </draw:frame>
        <draw:path draw:style-name="gr5" draw:text-style-name="P5" draw:layer="layout" svg:width="2.3cm" svg:height="0.658cm" draw:transform="rotate (0.472984227290463) translate (12.6724420196809cm 6.27044286300058cm)" svg:viewBox="0 0 2301 659" svg:d="M0 215c0 0 2254 885 2300 155 45-730-2300-155-2300-155z">
          <text:p/>
        </draw:path>
        <draw:frame draw:style-name="gr7" draw:text-style-name="P6" draw:layer="layout" svg:width="2.75cm" svg:height="2.384cm" svg:x="8.75cm" svg:y="5.962cm">
          <draw:text-box>
            <text:p>letters, digits</text:p>
          </draw:text-box>
        </draw:frame>
        <draw:connector draw:style-name="gr8" draw:text-style-name="P5" draw:layer="layout" draw:type="line" svg:x1="7.654cm" svg:y1="7.462cm" svg:x2="7.654cm" svg:y2="9.712cm" draw:start-shape="id2" draw:start-glue-point="8" draw:end-shape="id3" draw:end-glue-point="0" svg:d="M7654 7462v2250" svg:viewBox="0 0 1 2251">
          <text:p/>
        </draw:connector>
        <draw:frame draw:style-name="gr9" draw:text-style-name="P4" draw:layer="layout" svg:width="4.096cm" svg:height="1.673cm" svg:x="7.654cm" svg:y="8cm">
          <draw:text-box>
            <text:p>white space, :,=,&gt;,/</text:p>
          </draw:text-box>
        </draw:frame>
        <draw:custom-shape draw:style-name="gr10" draw:text-style-name="P2" xml:id="id3" draw:id="id3" draw:layer="layout" svg:width="1.5cm" svg:height="1.5cm" svg:x="6.904cm" svg:y="9.71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5cm" svg:height="1.5cm" svg:x="11.27cm" svg:y="5.96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1.77cm" svg:y1="3.962cm" svg:x2="12.02cm" svg:y2="5.962cm" draw:start-shape="id1" draw:start-glue-point="8" draw:end-shape="id4" draw:end-glue-point="4" svg:d="M11770 3962l250 2000" svg:viewBox="0 0 251 2001">
          <text:p/>
        </draw:connector>
        <draw:custom-shape draw:style-name="gr11" draw:text-style-name="P2" draw:layer="layout" svg:width="1.5cm" svg:height="1.5cm" svg:x="11.25cm" svg:y="13.462cm">
          <text:p text:style-name="P1">19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2.02cm" svg:y1="7.462cm" svg:x2="12cm" svg:y2="9.712cm" draw:start-shape="id4" draw:start-glue-point="8" draw:end-shape="id5" draw:end-glue-point="4" svg:d="M12020 7462l-20 2250" svg:viewBox="0 0 21 2251">
          <text:p/>
        </draw:connector>
        <draw:frame draw:style-name="gr12" draw:text-style-name="P6" draw:layer="layout" svg:width="2.229cm" svg:height="0.963cm" svg:x="11.75cm" svg:y="4.249cm">
          <draw:text-box>
            <text:p><text:s/>”</text:p>
          </draw:text-box>
        </draw:frame>
        <draw:frame draw:style-name="gr12" draw:text-style-name="P6" draw:layer="layout" svg:width="2.229cm" svg:height="0.963cm" svg:x="12.5cm" svg:y="4.749cm">
          <draw:text-box>
            <text:p>not ”</text:p>
          </draw:text-box>
        </draw:frame>
        <draw:frame draw:style-name="gr12" draw:text-style-name="P6" draw:layer="layout" svg:width="2.229cm" svg:height="0.963cm" svg:x="12.25cm" svg:y="8.212cm">
          <draw:text-box>
            <text:p><text:s/>”</text:p>
          </draw:text-box>
        </draw:frame>
        <draw:custom-shape draw:style-name="gr2" draw:text-style-name="P2" xml:id="id6" draw:id="id6" draw:layer="layout" svg:width="1.5cm" svg:height="1.5cm" svg:x="4.5cm" svg:y="5.96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02cm" svg:y1="3.212cm" svg:x2="5.25cm" svg:y2="5.962cm" draw:start-shape="id1" draw:start-glue-point="6" draw:end-shape="id6" draw:end-glue-point="4" svg:d="M11020 3212l-5770 2750" svg:viewBox="0 0 5771 2751">
          <text:p/>
        </draw:connector>
        <draw:connector draw:style-name="gr8" draw:text-style-name="P5" draw:layer="layout" draw:type="line" svg:x1="5.25cm" svg:y1="7.462cm" svg:x2="5.5cm" svg:y2="9.712cm" draw:start-shape="id6" draw:start-glue-point="8" draw:end-shape="id7" draw:end-glue-point="0" svg:d="M5250 7462l250 2250" svg:viewBox="0 0 251 2251">
          <text:p/>
        </draw:connector>
        <draw:frame draw:style-name="gr13" draw:text-style-name="P4" draw:layer="layout" svg:width="2.267cm" svg:height="0.962cm" svg:x="5.25cm" svg:y="8cm">
          <draw:text-box>
            <text:p>not /,?</text:p>
          </draw:text-box>
        </draw:frame>
        <draw:custom-shape draw:style-name="gr11" draw:text-style-name="P2" xml:id="id7" draw:id="id7" draw:layer="layout" svg:width="1.5cm" svg:height="1.5cm" svg:x="4.75cm" svg:y="9.712cm">
          <text:p text:style-name="P1">3</text:p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2.3cm" svg:height="0.658cm" draw:transform="rotate (0.472984227290463) translate (8.15244201968093cm 6.09544286300058cm)" svg:viewBox="0 0 2301 659" svg:d="M0 215c0 0 2254 885 2300 155 45-730-2300-155-2300-155z">
          <text:p/>
        </draw:path>
        <draw:custom-shape draw:style-name="gr2" draw:text-style-name="P2" xml:id="id8" draw:id="id8" draw:layer="layout" svg:width="1.5cm" svg:height="1.5cm" svg:x="15.291cm" svg:y="5.96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2.301cm" svg:y1="3.743cm" svg:x2="16.041cm" svg:y2="5.962cm" draw:start-shape="id1" draw:start-glue-point="9" draw:end-shape="id8" draw:end-glue-point="4" svg:d="M12301 3743l3740 2219" svg:viewBox="0 0 3741 2220">
          <text:p/>
        </draw:connector>
        <draw:custom-shape draw:style-name="gr11" draw:text-style-name="P2" xml:id="id9" draw:id="id9" draw:layer="layout" svg:width="1.5cm" svg:height="1.5cm" svg:x="15.291cm" svg:y="9.712cm">
          <text:p text:style-name="P1">9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6.041cm" svg:y1="7.462cm" svg:x2="16.041cm" svg:y2="9.712cm" draw:end-shape="id9" draw:end-glue-point="0" svg:d="M16041 7462v2250" svg:viewBox="0 0 1 2251">
          <text:p/>
        </draw:connector>
        <draw:frame draw:style-name="gr12" draw:text-style-name="P6" draw:layer="layout" svg:width="2.229cm" svg:height="0.963cm" svg:x="14.521cm" svg:y="4.499cm">
          <draw:text-box>
            <text:p>&gt;</text:p>
          </draw:text-box>
        </draw:frame>
        <draw:frame draw:style-name="gr14" draw:text-style-name="P4" draw:layer="layout" svg:width="1.137cm" svg:height="0.962cm" svg:x="16.25cm" svg:y="7.962cm">
          <draw:text-box>
            <text:p>all</text:p>
          </draw:text-box>
        </draw:frame>
        <draw:custom-shape draw:style-name="gr15" draw:text-style-name="P2" xml:id="id10" draw:id="id10" draw:layer="layout" svg:width="1.5cm" svg:height="1.5cm" svg:x="17.74cm" svg:y="5.962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2.301cm" svg:y1="3.743cm" svg:x2="18.49cm" svg:y2="5.962cm" draw:start-shape="id1" draw:start-glue-point="9" draw:end-shape="id10" draw:end-glue-point="4" svg:d="M12301 3743l6189 2219" svg:viewBox="0 0 6190 2220">
          <text:p/>
        </draw:connector>
        <draw:connector draw:style-name="gr8" draw:text-style-name="P5" draw:layer="layout" draw:type="line" svg:x1="18.49cm" svg:y1="7.462cm" svg:x2="18.5cm" svg:y2="9.712cm" draw:end-shape="id11" draw:end-glue-point="4" svg:d="M18490 7462l10 2250" svg:viewBox="0 0 11 2251">
          <text:p/>
        </draw:connector>
        <draw:frame draw:style-name="gr12" draw:text-style-name="P6" draw:layer="layout" svg:width="2.229cm" svg:height="0.963cm" svg:x="16.5cm" svg:y="4.562cm">
          <draw:text-box>
            <text:p>/</text:p>
          </draw:text-box>
        </draw:frame>
        <draw:frame draw:style-name="gr4" draw:text-style-name="P4" draw:layer="layout" svg:width="0.875cm" svg:height="0.962cm" svg:x="18.699cm" svg:y="7.962cm">
          <draw:text-box>
            <text:p>&gt;</text:p>
          </draw:text-box>
        </draw:frame>
        <draw:custom-shape draw:style-name="gr15" draw:text-style-name="P8" xml:id="id12" draw:id="id12" draw:layer="layout" svg:width="1.5cm" svg:height="1.5cm" svg:x="2.867cm" svg:y="9.712cm">
          <text:p text:style-name="P7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3.617cm" svg:y1="11.212cm" svg:x2="3.617cm" svg:y2="13.462cm" draw:start-shape="id12" draw:start-glue-point="8" draw:end-shape="id13" draw:end-glue-point="0" svg:d="M3617 11212v2250" svg:viewBox="0 0 1 2251">
          <text:p/>
        </draw:connector>
        <draw:frame draw:style-name="gr14" draw:text-style-name="P4" draw:layer="layout" svg:width="1.137cm" svg:height="0.962cm" svg:x="3.617cm" svg:y="11.75cm">
          <draw:text-box>
            <text:p>all</text:p>
          </draw:text-box>
        </draw:frame>
        <draw:custom-shape draw:style-name="gr16" draw:text-style-name="P2" xml:id="id13" draw:id="id13" draw:layer="layout" svg:width="1.5cm" svg:height="1.5cm" svg:x="2.867cm" svg:y="13.462cm">
          <text:p text:style-name="P1">1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719cm" svg:y1="7.243cm" svg:x2="3.617cm" svg:y2="9.712cm" draw:start-shape="id6" draw:start-glue-point="7" draw:end-shape="id12" draw:end-glue-point="4" svg:d="M4719 7243l-1102 2469" svg:viewBox="0 0 1103 2470">
          <text:p/>
        </draw:connector>
        <draw:frame draw:style-name="gr17" draw:text-style-name="P4" draw:layer="layout" svg:width="0.68cm" svg:height="0.962cm" svg:x="3.32cm" svg:y="7.788cm">
          <draw:text-box>
            <text:p>/</text:p>
          </draw:text-box>
        </draw:frame>
        <draw:custom-shape draw:style-name="gr18" draw:text-style-name="P8" xml:id="id11" draw:id="id11" draw:layer="layout" svg:width="1.5cm" svg:height="1.5cm" svg:x="17.75cm" svg:y="9.712cm">
          <text:p text:style-name="P7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8.5cm" svg:y1="11.212cm" svg:x2="18.5cm" svg:y2="13.462cm" draw:start-shape="id11" draw:start-glue-point="8" draw:end-shape="id14" draw:end-glue-point="0" svg:d="M18500 11212v2250" svg:viewBox="0 0 1 2251">
          <text:p/>
        </draw:connector>
        <draw:frame draw:style-name="gr14" draw:text-style-name="P4" draw:layer="layout" svg:width="1.137cm" svg:height="0.962cm" svg:x="18.5cm" svg:y="11.75cm">
          <draw:text-box>
            <text:p>all</text:p>
          </draw:text-box>
        </draw:frame>
        <draw:custom-shape draw:style-name="gr19" draw:text-style-name="P2" xml:id="id14" draw:id="id14" draw:layer="layout" svg:width="1.5cm" svg:height="1.5cm" svg:x="17.75cm" svg:y="13.46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5" draw:text-style-name="P2" xml:id="id15" draw:id="id15" draw:layer="layout" svg:width="1.5cm" svg:height="1.5cm" svg:x="20cm" svg:y="5.962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2.52cm" svg:y1="3.212cm" svg:x2="20.75cm" svg:y2="5.962cm" draw:start-shape="id1" draw:start-glue-point="10" draw:end-shape="id15" draw:end-glue-point="4" svg:d="M12520 3212l8230 2750" svg:viewBox="0 0 8231 2751">
          <text:p/>
        </draw:connector>
        <draw:custom-shape draw:style-name="gr16" draw:text-style-name="P2" xml:id="id16" draw:id="id16" draw:layer="layout" svg:width="1.5cm" svg:height="1.5cm" svg:x="20cm" svg:y="9.712cm">
          <text:p text:style-name="P1">16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20.75cm" svg:y1="7.462cm" svg:x2="20.75cm" svg:y2="9.712cm" draw:end-shape="id16" draw:end-glue-point="0" svg:d="M20750 7462v2250" svg:viewBox="0 0 1 2251">
          <text:p/>
        </draw:connector>
        <draw:frame draw:style-name="gr12" draw:text-style-name="P6" draw:layer="layout" svg:width="2.229cm" svg:height="0.963cm" svg:x="19.271cm" svg:y="5.462cm">
          <draw:text-box>
            <text:p>=</text:p>
          </draw:text-box>
        </draw:frame>
        <draw:frame draw:style-name="gr14" draw:text-style-name="P4" draw:layer="layout" svg:width="1.137cm" svg:height="0.962cm" svg:x="21cm" svg:y="8cm">
          <draw:text-box>
            <text:p>all</text:p>
          </draw:text-box>
        </draw:frame>
        <draw:frame draw:style-name="gr20" draw:text-style-name="P4" draw:layer="layout" svg:width="4.955cm" svg:height="8.072cm" svg:x="19.5cm" svg:y="12.428cm">
          <draw:text-box>
            <text:p>Chars → Code</text:p>
            <text:p>white space<text:tab/>1</text:p>
            <text:p text:style-name="P9">:<text:tab/><text:tab/><text:tab/>2</text:p>
            <text:p>&lt;<text:tab/><text:tab/><text:tab/>3</text:p>
            <text:p>&gt;<text:tab/><text:tab/><text:tab/>4</text:p>
            <text:p>/<text:tab/><text:tab/><text:tab/>5</text:p>
            <text:p>letters<text:tab/><text:tab/>6</text:p>
            <text:p text:style-name="P9">digits<text:tab/><text:tab/>7</text:p>
            <text:p text:style-name="P9">”<text:tab/><text:tab/><text:tab/>8</text:p>
            <text:p text:style-name="P9">=<text:tab/><text:tab/><text:tab/>9</text:p>
            <text:p text:style-name="P9">?<text:tab/><text:tab/><text:tab/>10</text:p>
          </draw:text-box>
        </draw:frame>
        <draw:frame draw:style-name="gr7" draw:text-style-name="P6" draw:layer="layout" svg:width="2.75cm" svg:height="2.384cm" svg:x="9.75cm" svg:y="4.328cm">
          <draw:text-box>
            <text:p>letters</text:p>
          </draw:text-box>
        </draw:frame>
        <draw:custom-shape draw:style-name="gr18" draw:text-style-name="P2" xml:id="id17" draw:id="id17" draw:layer="layout" svg:width="1.5cm" svg:height="1.5cm" svg:x="22.117cm" svg:y="5.96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2.52cm" svg:y1="3.212cm" svg:x2="22.867cm" svg:y2="5.962cm" draw:start-shape="id1" draw:start-glue-point="10" draw:end-shape="id17" draw:end-glue-point="4" svg:d="M12520 3212l10347 2750" svg:viewBox="0 0 10348 2751">
          <text:p/>
        </draw:connector>
        <draw:custom-shape draw:style-name="gr19" draw:text-style-name="P2" xml:id="id18" draw:id="id18" draw:layer="layout" svg:width="1.5cm" svg:height="1.5cm" svg:x="22.117cm" svg:y="9.712cm">
          <text:p text:style-name="P1">18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22.867cm" svg:y1="7.462cm" svg:x2="22.867cm" svg:y2="9.712cm" draw:end-shape="id18" draw:end-glue-point="0" svg:d="M22867 7462v2250" svg:viewBox="0 0 1 2251">
          <text:p/>
        </draw:connector>
        <draw:frame draw:style-name="gr12" draw:text-style-name="P6" draw:layer="layout" svg:width="2.229cm" svg:height="0.963cm" svg:x="21.521cm" svg:y="5.5cm">
          <draw:text-box>
            <text:p>:</text:p>
          </draw:text-box>
        </draw:frame>
        <draw:frame draw:style-name="gr14" draw:text-style-name="P4" draw:layer="layout" svg:width="1.137cm" svg:height="0.962cm" svg:x="23.117cm" svg:y="8cm">
          <draw:text-box>
            <text:p>all</text:p>
          </draw:text-box>
        </draw:frame>
        <draw:custom-shape draw:style-name="gr18" draw:text-style-name="P2" xml:id="id5" draw:id="id5" draw:layer="layout" svg:width="1.5cm" svg:height="1.5cm" svg:x="11.25cm" svg:y="9.71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2cm" svg:y1="11.212cm" svg:x2="12cm" svg:y2="13.462cm" svg:d="M12000 11212v2250" svg:viewBox="0 0 1 2251">
          <text:p/>
        </draw:connector>
        <draw:frame draw:style-name="gr14" draw:text-style-name="P4" draw:layer="layout" svg:width="1.137cm" svg:height="0.962cm" svg:x="12.25cm" svg:y="11.75cm">
          <draw:text-box>
            <text:p>all</text:p>
          </draw:text-box>
        </draw:frame>
        <draw:frame draw:style-name="gr21" draw:text-style-name="P4" draw:layer="layout" svg:width="5.835cm" svg:height="8.783cm" svg:x="5cm" svg:y="12.25cm">
          <draw:text-box>
            <text:p>End state → name</text:p>
            <text:p>3<text:tab/><text:tab/><text:tab/>&lt;</text:p>
            <text:p text:style-name="P9">5<text:tab/><text:tab/><text:tab/>name</text:p>
            <text:p>9<text:tab/><text:tab/><text:tab/>&gt;</text:p>
            <text:p>11<text:tab/><text:tab/><text:tab/>&lt;/</text:p>
            <text:p>14<text:tab/><text:tab/><text:tab/>/&gt;</text:p>
            <text:p>16<text:tab/><text:tab/><text:tab/>=</text:p>
            <text:p text:style-name="P9">18<text:tab/><text:tab/><text:tab/>:</text:p>
            <text:p text:style-name="P9">19<text:tab/><text:tab/><text:tab/>text</text:p>
            <text:p text:style-name="P9">21<text:tab/><text:tab/><text:tab/>&lt;?</text:p>
            <text:p text:style-name="P9">24<text:tab/><text:tab/><text:tab/>?&gt;</text:p>
          </draw:text-box>
        </draw:frame>
        <draw:custom-shape draw:style-name="gr18" draw:text-style-name="P8" xml:id="id19" draw:id="id19" draw:layer="layout" svg:width="1.5cm" svg:height="1.5cm" svg:x="0.5cm" svg:y="9.719cm">
          <text:p text:style-name="P7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.25cm" svg:y1="11.219cm" svg:x2="1.25cm" svg:y2="13.469cm" draw:start-shape="id19" draw:start-glue-point="8" draw:end-shape="id20" draw:end-glue-point="0" svg:d="M1250 11219v2250" svg:viewBox="0 0 1 2251">
          <text:p/>
        </draw:connector>
        <draw:frame draw:style-name="gr14" draw:text-style-name="P4" draw:layer="layout" svg:width="1.137cm" svg:height="0.962cm" svg:x="1.25cm" svg:y="11.757cm">
          <draw:text-box>
            <text:p>all</text:p>
          </draw:text-box>
        </draw:frame>
        <draw:custom-shape draw:style-name="gr19" draw:text-style-name="P2" xml:id="id20" draw:id="id20" draw:layer="layout" svg:width="1.5cm" svg:height="1.5cm" svg:x="0.5cm" svg:y="13.469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5cm" svg:y1="6.712cm" svg:x2="1.25cm" svg:y2="9.719cm" draw:start-shape="id6" draw:start-glue-point="6" draw:end-shape="id19" draw:end-glue-point="4" svg:d="M4500 6712l-3250 3007" svg:viewBox="0 0 3251 3008">
          <text:p/>
        </draw:connector>
        <draw:frame draw:style-name="gr22" draw:text-style-name="P4" draw:layer="layout" svg:width="0.853cm" svg:height="0.962cm" svg:x="1.55cm" svg:y="7.569cm">
          <draw:text-box>
            <text:p>?</text:p>
          </draw:text-box>
        </draw:frame>
        <draw:custom-shape draw:style-name="gr18" draw:text-style-name="P2" xml:id="id21" draw:id="id21" draw:layer="layout" svg:width="1.5cm" svg:height="1.5cm" svg:x="24.357cm" svg:y="6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12.52cm" svg:y1="3.212cm" svg:x2="25.107cm" svg:y2="6cm" draw:start-shape="id1" draw:start-glue-point="10" draw:end-shape="id21" draw:end-glue-point="4" svg:d="M12520 3212l12587 2788" svg:viewBox="0 0 12588 2789">
          <text:p/>
        </draw:connector>
        <draw:connector draw:style-name="gr8" draw:text-style-name="P5" draw:layer="layout" draw:type="line" svg:x1="25.107cm" svg:y1="7.5cm" svg:x2="25.117cm" svg:y2="9.75cm" draw:end-shape="id22" draw:end-glue-point="4" svg:d="M25107 7500l10 2250" svg:viewBox="0 0 11 2251">
          <text:p/>
        </draw:connector>
        <draw:frame draw:style-name="gr12" draw:text-style-name="P6" draw:layer="layout" svg:width="2.229cm" svg:height="0.963cm" svg:x="24cm" svg:y="4.787cm">
          <draw:text-box>
            <text:p>?</text:p>
          </draw:text-box>
        </draw:frame>
        <draw:frame draw:style-name="gr4" draw:text-style-name="P4" draw:layer="layout" svg:width="0.875cm" svg:height="0.962cm" svg:x="25.316cm" svg:y="8cm">
          <draw:text-box>
            <text:p>&gt;</text:p>
          </draw:text-box>
        </draw:frame>
        <draw:custom-shape draw:style-name="gr18" draw:text-style-name="P8" xml:id="id22" draw:id="id22" draw:layer="layout" svg:width="1.5cm" svg:height="1.5cm" svg:x="24.367cm" svg:y="9.75cm">
          <text:p text:style-name="P7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25.117cm" svg:y1="11.25cm" svg:x2="25.117cm" svg:y2="13.5cm" draw:start-shape="id22" draw:start-glue-point="8" draw:end-shape="id23" draw:end-glue-point="0" svg:d="M25117 11250v2250" svg:viewBox="0 0 1 2251">
          <text:p/>
        </draw:connector>
        <draw:frame draw:style-name="gr14" draw:text-style-name="P4" draw:layer="layout" svg:width="1.137cm" svg:height="0.962cm" svg:x="25.117cm" svg:y="11.788cm">
          <draw:text-box>
            <text:p>all</text:p>
          </draw:text-box>
        </draw:frame>
        <draw:custom-shape draw:style-name="gr19" draw:text-style-name="P2" xml:id="id23" draw:id="id23" draw:layer="layout" svg:width="1.5cm" svg:height="1.5cm" svg:x="24.367cm" svg:y="13.5cm">
          <text:p text:style-name="P1">24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omyślny">
        <draw:custom-shape draw:style-name="gr2" draw:text-style-name="P2" xml:id="id24" draw:id="id24" draw:layer="layout" svg:width="1.5cm" svg:height="1.5cm" svg:x="8.011cm" svg:y="3.75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.5cm" svg:height="1.5cm" svg:x="8.011cm" svg:y="7.25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761cm" svg:y1="5.259cm" svg:x2="8.761cm" svg:y2="7.259cm" draw:start-shape="id24" draw:start-glue-point="8" draw:end-shape="id25" draw:end-glue-point="4" svg:d="M8761 5259v2000" svg:viewBox="0 0 1 2001">
          <text:p/>
        </draw:connector>
        <draw:frame draw:style-name="gr4" draw:text-style-name="P4" draw:layer="layout" svg:width="0.875cm" svg:height="0.962cm" svg:x="8.861cm" svg:y="5.759cm">
          <draw:text-box>
            <text:p>&lt;</text:p>
          </draw:text-box>
        </draw:frame>
        <draw:path draw:style-name="gr5" draw:text-style-name="P5" draw:layer="layout" svg:width="2.3cm" svg:height="0.658cm" draw:transform="rotate (0.472984227290463) translate (9.29744201968093cm 3.92144286300058cm)" svg:viewBox="0 0 2301 659" svg:d="M0 215c0 0 2254 885 2300 155 45-730-2300-155-2300-155z">
          <text:p/>
        </draw:path>
        <draw:frame draw:style-name="gr6" draw:text-style-name="P4" draw:layer="layout" svg:width="3.855cm" svg:height="0.962cm" svg:x="10.386cm" svg:y="2.047cm">
          <draw:text-box>
            <text:p>white space</text:p>
          </draw:text-box>
        </draw:frame>
        <draw:path draw:style-name="gr5" draw:text-style-name="P5" draw:layer="layout" svg:width="2.3cm" svg:height="0.658cm" draw:transform="rotate (0.472984227290463) translate (14.9134420196809cm 5.31744286300058cm)" svg:viewBox="0 0 2301 659" svg:d="M0 215c0 0 2254 885 2300 155 45-730-2300-155-2300-155z">
          <text:p/>
        </draw:path>
        <draw:frame draw:style-name="gr12" draw:text-style-name="P6" draw:layer="layout" svg:width="2.229cm" svg:height="0.963cm" svg:x="10.282cm" svg:y="7.796cm">
          <draw:text-box>
            <text:p>letters</text:p>
          </draw:text-box>
        </draw:frame>
        <draw:connector draw:style-name="gr8" draw:text-style-name="P5" draw:layer="layout" draw:type="line" svg:x1="8.761cm" svg:y1="8.759cm" svg:x2="8.761cm" svg:y2="11.009cm" draw:start-shape="id25" draw:start-glue-point="8" draw:end-shape="id26" draw:end-glue-point="0" svg:d="M8761 8759v2250" svg:viewBox="0 0 1 2251">
          <text:p/>
        </draw:connector>
        <draw:frame draw:style-name="gr6" draw:text-style-name="P4" draw:layer="layout" svg:width="3.855cm" svg:height="0.962cm" svg:x="8.761cm" svg:y="9.297cm">
          <draw:text-box>
            <text:p>white space</text:p>
          </draw:text-box>
        </draw:frame>
        <draw:custom-shape draw:style-name="gr11" draw:text-style-name="P2" xml:id="id26" draw:id="id26" draw:layer="layout" svg:width="1.5cm" svg:height="1.5cm" svg:x="8.011cm" svg:y="11.0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5cm" svg:height="1.5cm" svg:x="13.511cm" svg:y="5.00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9.511cm" svg:y1="4.509cm" svg:x2="13.511cm" svg:y2="5.759cm" draw:start-shape="id24" draw:start-glue-point="10" draw:end-shape="id27" draw:end-glue-point="6" svg:d="M9511 4509l4000 1250" svg:viewBox="0 0 4001 1251">
          <text:p/>
        </draw:connector>
        <draw:custom-shape draw:style-name="gr11" draw:text-style-name="P2" xml:id="id28" draw:id="id28" draw:layer="layout" svg:width="1.5cm" svg:height="1.5cm" svg:x="13.511cm" svg:y="8.759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4.261cm" svg:y1="6.509cm" svg:x2="14.261cm" svg:y2="8.759cm" draw:end-shape="id28" draw:end-glue-point="0" svg:d="M14261 6509v2250" svg:viewBox="0 0 1 2251">
          <text:p/>
        </draw:connector>
        <draw:frame draw:style-name="gr12" draw:text-style-name="P6" draw:layer="layout" svg:width="2.229cm" svg:height="0.963cm" svg:x="11.482cm" svg:y="4.246cm">
          <draw:text-box>
            <text:p><text:s/>”</text:p>
          </draw:text-box>
        </draw:frame>
        <draw:frame draw:style-name="gr12" draw:text-style-name="P6" draw:layer="layout" svg:width="2.229cm" svg:height="0.963cm" svg:x="16.012cm" svg:y="3.297cm">
          <draw:text-box>
            <text:p>not ”</text:p>
          </draw:text-box>
        </draw:frame>
        <draw:frame draw:style-name="gr12" draw:text-style-name="P6" draw:layer="layout" svg:width="2.229cm" svg:height="0.963cm" svg:x="14.261cm" svg:y="7.259cm">
          <draw:text-box>
            <text:p><text:s/>”</text:p>
          </draw:text-box>
        </draw:frame>
      </draw:page>
      <draw:page draw:name="page3" draw:style-name="dp1" draw:master-page-name="Domyślny">
        <draw:custom-shape draw:style-name="gr2" draw:text-style-name="P2" xml:id="id29" draw:id="id29" draw:layer="layout" svg:width="1.5cm" svg:height="1.5cm" svg:x="8.011cm" svg:y="3.75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1.5cm" svg:height="1.5cm" svg:x="8.011cm" svg:y="7.25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761cm" svg:y1="5.259cm" svg:x2="8.761cm" svg:y2="7.259cm" draw:start-shape="id29" draw:start-glue-point="8" draw:end-shape="id30" draw:end-glue-point="4" svg:d="M8761 5259v2000" svg:viewBox="0 0 1 2001">
          <text:p/>
        </draw:connector>
        <draw:frame draw:style-name="gr4" draw:text-style-name="P4" draw:layer="layout" svg:width="0.875cm" svg:height="0.962cm" svg:x="8.861cm" svg:y="5.759cm">
          <draw:text-box>
            <text:p>&lt;</text:p>
          </draw:text-box>
        </draw:frame>
        <draw:path draw:style-name="gr5" draw:text-style-name="P5" draw:layer="layout" svg:width="2.3cm" svg:height="0.658cm" draw:transform="rotate (0.472984227290463) translate (9.29744201968093cm 3.92144286300058cm)" svg:viewBox="0 0 2301 659" svg:d="M0 215c0 0 2254 885 2300 155 45-730-2300-155-2300-155z">
          <text:p/>
        </draw:path>
        <draw:frame draw:style-name="gr6" draw:text-style-name="P4" draw:layer="layout" svg:width="3.855cm" svg:height="0.962cm" svg:x="10.386cm" svg:y="2.047cm">
          <draw:text-box>
            <text:p>white space</text:p>
          </draw:text-box>
        </draw:frame>
        <draw:path draw:style-name="gr5" draw:text-style-name="P5" draw:layer="layout" svg:width="2.3cm" svg:height="0.658cm" draw:transform="rotate (0.472984227290463) translate (14.9134420196809cm 5.31744286300058cm)" svg:viewBox="0 0 2301 659" svg:d="M0 215c0 0 2254 885 2300 155 45-730-2300-155-2300-155z">
          <text:p/>
        </draw:path>
        <draw:frame draw:style-name="gr12" draw:text-style-name="P6" draw:layer="layout" svg:width="2.229cm" svg:height="0.963cm" svg:x="10.282cm" svg:y="7.796cm">
          <draw:text-box>
            <text:p>letters</text:p>
          </draw:text-box>
        </draw:frame>
        <draw:connector draw:style-name="gr8" draw:text-style-name="P5" draw:layer="layout" draw:type="line" svg:x1="8.761cm" svg:y1="8.759cm" svg:x2="8.761cm" svg:y2="11.009cm" draw:start-shape="id30" draw:start-glue-point="8" draw:end-shape="id31" draw:end-glue-point="0" svg:d="M8761 8759v2250" svg:viewBox="0 0 1 2251">
          <text:p/>
        </draw:connector>
        <draw:frame draw:style-name="gr6" draw:text-style-name="P4" draw:layer="layout" svg:width="3.855cm" svg:height="0.962cm" svg:x="8.761cm" svg:y="9.297cm">
          <draw:text-box>
            <text:p>white space</text:p>
          </draw:text-box>
        </draw:frame>
        <draw:custom-shape draw:style-name="gr11" draw:text-style-name="P2" xml:id="id31" draw:id="id31" draw:layer="layout" svg:width="1.5cm" svg:height="1.5cm" svg:x="8.011cm" svg:y="11.00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5cm" svg:height="1.5cm" svg:x="13.511cm" svg:y="5.00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9.511cm" svg:y1="4.509cm" svg:x2="13.511cm" svg:y2="5.759cm" draw:start-shape="id29" draw:start-glue-point="10" draw:end-shape="id32" draw:end-glue-point="6" svg:d="M9511 4509l4000 1250" svg:viewBox="0 0 4001 1251">
          <text:p/>
        </draw:connector>
        <draw:custom-shape draw:style-name="gr11" draw:text-style-name="P2" xml:id="id33" draw:id="id33" draw:layer="layout" svg:width="1.5cm" svg:height="1.5cm" svg:x="13.511cm" svg:y="8.759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4.261cm" svg:y1="6.509cm" svg:x2="14.261cm" svg:y2="8.759cm" draw:end-shape="id33" draw:end-glue-point="0" svg:d="M14261 6509v2250" svg:viewBox="0 0 1 2251">
          <text:p/>
        </draw:connector>
        <draw:frame draw:style-name="gr12" draw:text-style-name="P6" draw:layer="layout" svg:width="2.229cm" svg:height="0.963cm" svg:x="11.482cm" svg:y="4.246cm">
          <draw:text-box>
            <text:p><text:s/>”</text:p>
          </draw:text-box>
        </draw:frame>
        <draw:frame draw:style-name="gr12" draw:text-style-name="P6" draw:layer="layout" svg:width="2.229cm" svg:height="0.963cm" svg:x="16.012cm" svg:y="3.297cm">
          <draw:text-box>
            <text:p>not ”</text:p>
          </draw:text-box>
        </draw:frame>
        <draw:frame draw:style-name="gr12" draw:text-style-name="P6" draw:layer="layout" svg:width="2.229cm" svg:height="0.963cm" svg:x="14.261cm" svg:y="7.259cm">
          <draw:text-box>
            <text:p><text:s/>”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Groty_20_strzałek_20_2" draw:display-name="Groty strzałek 2" svg:viewBox="0 0 20 20" svg:d="M0 20l10-20 10 20z"/>
    <draw:marker draw:name="Groty_20_strzałek_20_4" draw:display-name="Groty strzałek 4" svg:viewBox="0 0 20 20" svg:d="M0 20l10-20 10 20z"/>
    <draw:marker draw:name="Groty_20_strzałek_20_5" draw:display-name="Groty strzałek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09:11:26.779533662</meta:creation-date>
    <meta:generator>LibreOffice/24.2.2.2$MacOSX_AARCH64 LibreOffice_project/d56cc158d8a96260b836f100ef4b4ef25d6f1a01</meta:generator>
    <dc:date>2024-04-23T22:58:27.274878075</dc:date>
    <meta:editing-duration>PT13H43M55S</meta:editing-duration>
    <meta:editing-cycles>29</meta:editing-cycles>
    <meta:document-statistic meta:object-count="114"/>
  </office:meta>
</office:document-meta>
</file>